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6d4" officeooo:paragraph-rsid="001ac6d4"/>
    </style:style>
    <style:style style:name="P2" style:family="paragraph" style:parent-style-name="Standard" style:list-style-name="L1">
      <style:text-properties officeooo:rsid="001ac6d4" officeooo:paragraph-rsid="001ac6d4"/>
    </style:style>
    <style:style style:name="P3" style:family="paragraph" style:parent-style-name="Standard" style:list-style-name="L2">
      <style:text-properties officeooo:rsid="001ac6d4" officeooo:paragraph-rsid="001ac6d4"/>
    </style:style>
    <style:style style:name="P4" style:family="paragraph" style:parent-style-name="Standard" style:list-style-name="L3">
      <style:text-properties officeooo:rsid="001ac6d4" officeooo:paragraph-rsid="001ac6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/10/2019</text:p>
      <text:p text:style-name="P1"/>
      <text:p text:style-name="P1">Creado el tablero fisico con la camara por encima</text:p>
      <text:p text:style-name="P1"/>
      <text:p text:style-name="P1">Creado un prefab génerico a partir del cual crear mas cartas (Cambiar la imagen para que utilice ya la foto en vez de colocorla dinámicamente), el cual está compuesto de:</text:p>
      <text:p text:style-name="P1"/>
      <text:list xml:id="list3837585257" text:style-name="L1">
        <text:list-item>
          <text:p text:style-name="P2">Coste</text:p>
        </text:list-item>
        <text:list-item>
          <text:p text:style-name="P2">Ataque</text:p>
        </text:list-item>
        <text:list-item>
          <text:p text:style-name="P2">Salud</text:p>
        </text:list-item>
        <text:list-item>
          <text:p text:style-name="P2">Nombre</text:p>
        </text:list-item>
        <text:list-item>
          <text:p text:style-name="P2">Descripcion</text:p>
        </text:list-item>
      </text:list>
      <text:p text:style-name="P1"/>
      <text:p text:style-name="P1">El prefab utiliza de momento 2 scripts:</text:p>
      <text:p text:style-name="P1"/>
      <text:list xml:id="list292770954" text:style-name="L2">
        <text:list-item>
          <text:p text:style-name="P3">Estadisticas: Guarda los datos de la carta para utilizarlos en la logica del juego</text:p>
        </text:list-item>
        <text:list-item>
          <text:p text:style-name="P3">Arrastrable: Hace la lógica para arrastrar las cartas y dejarlas caer.</text:p>
        </text:list-item>
      </text:list>
      <text:p text:style-name="P1"/>
      <text:p text:style-name="P1">Creados Paneles que actuaran como “Mano” o “Tablero” lógicos sobre los cuales se pondrán las cartas</text:p>
      <text:p text:style-name="P1"/>
      <text:p text:style-name="P1">Proxima Entrega:</text:p>
      <text:p text:style-name="P1"/>
      <text:list xml:id="list3039316400" text:style-name="L3">
        <text:list-item>
          <text:p text:style-name="P4">Cambiar el estado de la carta una vez jugada para que no se pueda arrastrar</text:p>
        </text:list-item>
        <text:list-item>
          <text:p text:style-name="P4">Hacer que las cartas puedan atacar</text:p>
        </text:list-item>
        <text:list-item>
          <text:p text:style-name="P4">Cementerio para mandar las cartas al morir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8:55:07.144000000</meta:creation-date>
    <dc:date>2019-10-24T19:00:38.468000000</dc:date>
    <meta:editing-duration>PT5M37S</meta:editing-duration>
    <meta:editing-cycles>1</meta:editing-cycles>
    <meta:document-statistic meta:table-count="0" meta:image-count="0" meta:object-count="0" meta:page-count="1" meta:paragraph-count="16" meta:word-count="133" meta:character-count="729" meta:non-whitespace-character-count="622"/>
    <meta:generator>LibreOffice/6.1.2.1$Windows_X86_64 LibreOffice_project/65905a128db06ba48db947242809d14d3f9a93fe</meta:generator>
  </office:meta>
</office:document-meta>
</file>